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73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mperativo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lvarez Castillo, Segund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ndino, Ramir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rque, Iñaki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rrieta, Leandro Ezequie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valos, Gonzalo Mati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Battaglino, Ignaci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Bazalar Vidal, Marian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nitez, Erik Gabrie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ieta, Juan Ignaci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lzicco, Maurizio Jose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Bosero, Tomas Agust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Brecevich, Juan Ignaci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Britez, Maria Luis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Buzzada, Facundo Agustí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ardozo Pappolla, Benjam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astellano Borrego, Juan August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stiñeira, Luk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lli, Dante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olombo, Francisc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De Marco, Lucian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epauli, Alejandro Damiá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Di Gresia, Luc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Erra, Sofi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Fernandez Oliver, Pedr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Figueroa, Franco Agust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Fioravanti, Franc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Flammini Zuccheri, Maurici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allo, Martinian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rcía Aragón, Alej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arcía Martí, Vicen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rdella, Rocc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aricano, Joaqu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una Castillo, Lucero Anahi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regoret, Damián Nicol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riffiths, Dante Rodrig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Haro, Manu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Kesselman, Federic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aguna, August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madird, Joaqu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ami Acosta, Federico Enrique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amiral, Matheo Joaquí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anciotti, Ignacio Jose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endaro, Dante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opez, Ignacio Emili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una, Leonardo Arie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unazzi, Ju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langa, Juan Marco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llo Cariello, Manu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ansilla, Franco August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arcos, Matias Santiag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artinez, Bruno Germa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eskinis, Augusto José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onzón, Hugo Ezequiel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Morgado, Roman Benjam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Palacio, Ulises Agust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Panelo, Toma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NIGO, DEMIAN TUPAC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Paredes Velásquez, Dulce Sofí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Pittaluga, Emilio Alfred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Ramos Noilhan, Thiago Ezequie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tola Noya, Alej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y, Martí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olón, Mauricio Jorge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omero, Juan Martí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osales, Joe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borido, Santin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ntana, Dardo Ezequi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egobia Esteves, Juan Cru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evillano, Mart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wanston, Santiag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Tabbita, Julia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aboada, Herná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endler, Brun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esorieri, Mateo Benjami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ledo Dicroce, Neftalí Taie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LEDO UCHARIMA, JAMIR SEBASTIA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urrin, Franco Nicolá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azquez, Manue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ega, Cielo Rocío Belé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ZEGARRA GARCÍA, JOAQUÍ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brego, Mati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guado, August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lbertuz, Matia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lcuri, Lucas Ignaci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ndreatta, Pau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anda, Ivan Alexander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rias Sanchez, Moren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royo Tabari, Sol Justin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uanno, Valent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ttademo, Joaqu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Basaj Laborevich, Nicolas Iva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lmonte, Ezequiel Martí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Benavidez, Martin Gabrie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nítez, Carlos And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rgelin Lucero, Bautist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Briongo, Mauricio Dani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Bustamante, Valentin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altabiano, Federic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ardozo, Rodrigo Andre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ari, Angel Lui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astro, Tomás André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vallo, Tomá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eresetto Aranda, Valentin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havero, Eric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hosco, Marcos David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orbalán Saez, Camila Sofí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De La Roza, Camil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Desvoignes, María Belé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Devincenti, Lar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i Pietro, Brenda Camil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Diaz, Brun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Díaz, Diego Gastó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Echarte, Manu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Echeverry, Jua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Espinola Gamarra, Luc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Faria, Baltazar Alejandr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Fernandez Aparicio, Ailen Yamil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Ferrante Gallo, Delfina Jazmí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Forte, Emiliano Joaqu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arcía, Patricio Tomá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hiani, Patricio Federic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il, Gastón Alejandr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odoy, Valentin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ISOLíA, JUAN PABL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uido, Franco Mati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JADRA TAU, MARìA CELESTE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amarque, Luciano Ezequi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anducci, Camil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forena, Fabricio Leonel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Lopez, Tiago valenti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ozada Guerrero, Augusto José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uján Ruiz, Ludmila Anahí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arcello, Gianluc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arcello, Sergio Emanue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fia, Ceci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tínez, Joaquí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strangelo, Lautaro Valent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c Inerny, Mariana Lujá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chel, Santiag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onteverde, Luc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Novelli, In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laechea y De Angelis, Candela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Ozuna, Milagro Aile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Palumbo, Tobi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Párraga, Valentin Nicol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PEREZ, MATIAS EMMANUE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sce, Toma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rras, Francisc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Puddu, Dante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amirez, Franco Dari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odriguez Zelada, Edson Migu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odriguez, Damian Adrie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odriguez, Lol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driguez, Valent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osales Aguirre, Tomas Lautar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osli, Bautist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ntillan Romero, Facundo Leonard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CHÔFFLER, VALENT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ilva, Candel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imonpietri, Néstor Nicolás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Solano Carranza, Zecarlos Giuseppe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osa Rollié, Jesu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Tiseira, Julia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orrallardona, Mati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Valenzuela, Mauro Arie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altueña, Isidr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ercellone, Bautist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Vereau Terrones, Consuelo De Los Santo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iolini Martín, Franc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Yapur, Juan Cru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Zorzoli, Toma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Zualet, Ezequi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andoval, Francisc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onco, Jua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randa, Jazmin María Ayele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guirre, Gabriel Ignac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mato Roberts, Valentin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paricio, Nicol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rancibia, Nahuel Lautar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ancivia Chicote, Benjamí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ias, Tomás Agustí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Balquinta, María Belé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sualto, Elias Iva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Bernardi, Tomá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lanco, Gonzalo Nicol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Bof, Juan Patrici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onarelli, Brun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rdone, Gianluc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rdozo, Franco Damiá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sco, Facund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astro Zeese, Juan Agust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morro, Eliana Abigail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Charif, Aixa Jazm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ruz, August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mioli, Bautist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De Dominicis, Alan Javie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az Imbernon, Valentino Gonzal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Dominguez Bombin, Dulce Angel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Echevarría, Jeremías Uriel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Fabiano, Roman Ari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Fabini, Santin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Fava, Franc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ernandez Campos, Jose Gregori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Funes, Tobi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imenez Ruiz, Joaquin Alej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onzalez, Jesús Rubén Alejandr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orosito, Damian Andre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Hanna Gendi Tobia, Sheree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Juarez Alvarez, Tobia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ustel, Carlos Ignacio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string" calcext:value-type="string">
            <text:p>Kruk, Ivana Giselle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iso, Gabriel Nicol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ujan, Lisandr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Luque, Lucio Jesu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gliano, Pedr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amani Barahona, Milagros Maile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arconi, Lucía Martin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arzialetti, Fernando Danie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suda, Leandr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tsuo, Jeremias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Mitic, Nicolas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Monetti, Nicolá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ontoya Diodati, Santiag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oscoso Cusma, Jeremí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reued, Facundo André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urray Roppel, André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atalio, Agust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eiman, Ivo Joaquí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Nicolau, Lol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Olia, María Agusti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lthoff, Agustín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Parzanese, Massim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done, Gin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Peña, Adrián Agustín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Piñeiro, Tomá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Prat, Mariana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Puppo, Jorge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Quiñones Uyuni, Nicolás Ezequie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basa, Ulis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imundi, Juan Pabl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druello, pabl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alguero, Santiago Lujá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anchez De Freitas, Julian Lihue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ánchez Trujillo, Rocio Tamar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antandrea, Emilian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yago, Gonzalo Gabri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chnack, Federic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Suñer, Juan pedr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Taha, Hector Nicola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errone, Matías Pedr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setti, Juan Ignaci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Ttito Palhua, Daniel Rodrig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Turchi, Franco Sebastiá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Valle, Ignaci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Varas, Sebastia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Vecchioli Britos, Tizian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eraza, Gregorio Tomá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ocal Miranda, Briana Aile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Weber, Ezequiel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Yamawaki, Leandro Hidefumi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Zubiarrain, Juan Cruz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Agreda Méndez, Vladimir Jonatha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güero Diaz, Alejandro Víctor Manue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JALA, MARIELA VANES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lconada Frontini, Franc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Alvarez, Santiago Ari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lvez, Fernando Leone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meijeiras Cavallin, Bautista Dionisi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ngulo Rivas, Abraham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Arrechea, Lara Belén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Artola, Pedr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ubert, Cristian Santiag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Baliño, Julia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Banis, Franco Agust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Bannon, Fernando Gabrie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rnasthpol, Kevin Brian Oscar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Bertarelli, Lautar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onifazi, Matía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iguara, Brisa Yanina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Chavarrito, Tomá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onosciuto, Iván Fari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rrea, Nicolá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D'Altroy, Mateo Andre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Di Lorenzo, Joaqu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Ferrer, Tomas Francisc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Ferro Gómez, Fabián Guillerm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Flores Villanueva, Ana Teresa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Fontana, Joaqu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rloni, Esteba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Fuentes, Marti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allardo, Ian Gabri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alli, Valentin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Giudici, Fabricio Santiag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Grané, Ignacio José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regori, Ariel Luis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Gregori, Marianela Ayele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oyos Tarrillo, Lui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Jauregui Capelli, Ián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Karp, Federic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ambertucci, Facund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lamedo, Ignacio Jesú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igorria, Ramó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aciel, Luciano Joaqu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agnabosco, Nicolá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cos, Alan Nahue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nduiña, Juan Ignaci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envielle, Baltaza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rcapide, Bruno Elia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ynet, Leandro Javier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Miranda, Gabriel Ari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irenda, Luciano Ezequie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riel, Imano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iouf, Gonzalo Ezequi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Nogareda, Tomas Ezequi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Nogueda, Franco Nahue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lguin, Pablo Leandr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Pasiecznik, Mart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Perazzo, German Dani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Perez, Alan Gabrie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érez, Brian Ezequi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Pintar, Martina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Pissani, Marcos Paul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tun, Agustin Guillerm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lo, Nahuel Lautar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Posso, Ivá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ida, Fermin Manue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druello Rossi, Vicen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ichert, Matias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Resico Scandura, Exequi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etamoso Doglio, Joaqu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etamozo, Augusto Guillerm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ivero, Patricio Osca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DRIGUEZ REGO, ALEJANDR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odriguez, Facundo Lui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enessi, Valenti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equeiros Centellas, Abi Daiana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Silva, Iñaki Martín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Simonetti, Maxim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Spazzarini, Sof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esta, Juan Ignaci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Teves, Valentí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Vasquez, Manue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eller Puerto, Matí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VILLAVICENCIO, VIOLETA PAZ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Zabaleta, Juana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Zappia, Agust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Zilli, Jesú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lmada, Santiago Ezequiel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quino, Nicolas emmanue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rone, Mario Guillermo Luciano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arquin, Luis Alejandr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rtolini, Agusti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benitez Pablo Antonio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Blanco, Facundo Nicolás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orrelli, Agustin Adolfo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ottassi, Juan Ignacio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Bustillo Leonis, Valenti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ceres, Marcelo Javier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ggiano, Valentin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iciia Massello, Santiag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MPANARI, ELIANA MARINE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mpos, Lucas Rodrigo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ttelan Pedrazzini, Eugenia Belen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ubet, Matias Ezequiel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hampredonde, Juan</text:p>
          </table:table-cell>
          <table:table-cell office:value-type="string" calcext:value-type="string">
            <text:p>Martin</text:p>
          </table:table-cell>
        </table:table-row>
        <table:table-row table:style-name="ro1">
          <table:table-cell office:value-type="string" calcext:value-type="string">
            <text:p>Choque Calle, Emanuel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isneros D'Andrea, Nazareno Gabrie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e la Puente, Matias Andr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EO SIPIONE AUGUSTO, RICARD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nsisa, Leandro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pino Armas, Gustavo Adria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Fernandez, Emanuel Esteba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ernández, Emiliano Tomás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ernandez, Lu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briel, Germán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Galeano, Manuel Nicolás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Galluzzi, Luciano Agustin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Gamba, Nicolás Ezequiel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Girardi De Sosa, Fabrizio Lione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IRON, NAHUEL GONZALO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Gonzalez Sardi, Ferm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airiyama, Mariel Narumi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asarte, María Lucía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inares Garcia, Vivían Gabriel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mbard, Alan Ramiro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opes Ramos, Eliel Emanuel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Lopez Prado, Joaqui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uceri, Julieta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Martos, Matías Federic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ndoza Matus, Mate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nnig, Francisc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gollon Gavidia, Carlos Alejandr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orales, Gonzalo Agustí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Palomeque, Dario Maximilian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tane, Giovann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Pennesi, Marti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ña, Gonzalo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etraglia, Mateo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iccatto, Luis Braian Gabrie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marica Peche, Brian Marti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Quezada Troncoso, Daniel Ignaci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amirez, Catrie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ivas Rodriguez, Franklim Jose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Rivas, Nestor Ariel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izzo, Gerardo Conrado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Rousseau, Francisco Danie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chwerdt, Oscar André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ldi, Daniel Mario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oto, Kevin Lautaro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empesta, Nahuel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Teubner, Axel Ezequiel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orres, Evelyn Elis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entureira, Nicolas Manuel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Yannibelli, Agustin Osca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costa Alfano, Juan Francisc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ldao Corrada, Tomas Valentí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ntonini, Marco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scacibar, Franco Nahuel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Aversa, Matia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lista, Mati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Bayugar, Franc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Berutti, Cristia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aceres, Santiag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anal Saravia, Tomás Valentin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apelli, Valentí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podarco, Juli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arrasco Dattoli, Malen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assino, Lucas Adriá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astillo Espejo, Agustín Francisc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astro, Carlo Ignaci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atoggio, Martin Alexi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ERON, Carolina Belen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Cervera Lede, The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ondisciani, Nahu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ortés, Jeremías Emanue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urcio, Tomas Leon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de Arce, Facund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De Urraza, Ludmil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esimone, Ezequie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iaz, Nicolas Agust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Domínguez Iribe, Carmen Maité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Donado Arias, Juan Jo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guaras, Zo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cudero, Jua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Faraone, Facund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Favorito, Matias Nicol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Fischer, Matía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llardo, Ignaci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arcia, German Ezequie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rcia, Nabil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arehichi, Sofi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omez, Alejandro Mariano Celestin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Gonzalez Alejo, Manu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onzalez Patron, Mauricio Lihu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raneros, Gianella Orian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uaymas, Matías Juliá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Hariyo Ábalos, Máximo Joná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Juarez Piñeiro, Uzi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Juarez, Santiago Ia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amonega, Laureano Francisc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Leyva Gallarati, Emilian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ima, Francisc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tt, Ivá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ópez, Bautist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opez, Mate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una, Nahuel Nicola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riotti, Franc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arquez Odera, Bautist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rtín, Franc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artín, Tomá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assenzio, Bautista Rafae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zzoni, Marcos Agust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essineo, Tomás Nahue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RANDA MAMANI, JUAN MIGU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uñoz, Santiago Dard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Niño Gomez, Felipe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Nishimura, Erik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Novella, Tomá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Nuñez, Maximilian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ñez, Valentin Ezequi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Ojeda, Eduardo Rafae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doñez Trujillo, Lizeth Leonet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lacios, Franci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vón Tolosa, Mato Agustí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Penetta, Francisco Manue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eyra, Josefin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Perez De La Cruz, Eduardo Joaqu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Piantieri, Luca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ingo, Dieg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Potulnisky, Priscil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iande, Tomá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icci, Mate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drigues Neves, Herna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omagnoli, Marcos Ezequi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omero, Valentí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onga, Francisc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aroglia Gambino, Nahu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chiaffino, Agust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emino, Thom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imonutti, Valentin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uarez, Mateo Nicola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rrío, Jua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mmasi, Joaquí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rrejon, Fabio Ignaci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Valcarcel, Juan Manu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Zaragoza Armendariz, Joaquín Nicol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Eisenbart Veloz, Ramiro Nésto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lbo Urbina, Francisco Juli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costa, Juan Pabl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humada, Angel Gabri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lbanese, Santiag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lfonso, Marianel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lmada, José Ignaci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lmandoz, Agostin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ltamirano, Maximiliano Armand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lvarez, Esteban Franc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lvarez, Lucas Manu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ndia Hidalgo, David Ang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ramayo, Francisc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Arias, Javier Robert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rmanino, Santiago David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vila, Agustin Uri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Begue Pons, Alexia Nicole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Budini, Lautaro Tom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aceres, Candel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macho Gamboa, Alejandr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mpagna, Mateo Ari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andia, Pablo Alejandr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Caniza, Facundo Alejandr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aruso, Catalina Ros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edeño Rojas, Fabiá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elis, Emanuel Alejandr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havez Deluchi, Renat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CILENTO, MARIA VALERIA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Condori Rojas, Noel Vladimir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Cortez, Teodoro Agust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respo Rodrigo, Matí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ulasso, Valenti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e la Canal Erbetta, Carolina Ailén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De Luca Kanina, Ivan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Di Cola Pilone, Donat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Dirazar, Felipe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Elisii, Pilar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Etchart, Nere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Ferrero, Ian Jo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lores, Matias Omar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allardo Da Mommio, Juan Manu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arcía, Sofía Nazaren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iovannini, Francisco Nicolas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girardelli, octavi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rimal, Leonardo Sebastia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uenin, Damian Albert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usmeroli, Leandr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Hernández, Facund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oyos, Maris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Ibañez, Kevin Javier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Irigoyen, Gonzalo Ramir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stvan, Camilo Adria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Krmpotic,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ee, Angel Gustav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iki,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lanque Mendez, Jorge Horaci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orenzo,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Lucentini, Tom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uchini,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uengo, Imano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ncuello, Lucas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Marchetta Guzman, Luc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archionni,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ercado, Ailín Nahir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iglio, Francisc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egrelli Zabalza, Juan Pabl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Ortiz,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Paez, Maia Margarit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Piñanelli, Nelso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Posse, Aldana Camil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amirez, Ludmil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eyes Amaya, Miguel Orland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ivas, Francisc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oche, Juan Andr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odríguez Madrid, Jua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uíz Sánchez, Oscar Albert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alto, Brun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antillán, Ángeles Lucian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casso,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egura, Jimena Luc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rvín Muller, Agustín Herná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griletti Tau, Iván Karim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tampone, Mart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Tarabini, Ala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Tomo, Tomás Ang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TORRES, JAVIER BLA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oncozo, Tobias Nicol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Urrutia, Matías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Vega, Pedro Nahue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elzi, Maria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Vilte Titisano, Luis Fernand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VIQUE CAHUASIRI, AXE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gromartin, Nicolas Ari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guiar Santi, Ignacio Agustí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lvarado, Justo Romá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marilla, Kev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mieva, Ramiro Miguel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Andrade Zadra, Ignaci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rgentieri, Agust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zpiroz, Imano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Bassini, Marcos Hernan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Bazan Mena, Marcelo Oscar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Beducci, Franco August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Biscaro, Brian Alejandr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Bulus, Camila Nahir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Bussola, André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o, Jorge Francisc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ielli Moro, Tom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IRIMARCO, ERIC ALEXIS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Cossio Becerra, Luis Migu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osta, Tom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uadrado, Federico Ignaci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Cuenca, Facund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de Paz, Gal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l Corro, Federico Dani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Di Tommaso, Maur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Diaz Mengoni, Santiag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Diaz, Agustin Gabri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Díaz, Matías Leandr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ernandez, Elian Davi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ernandez, Emiliano André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Fernandez, Lucia Dan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errando, Lautar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Ferrari, Martí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estino, Esteban Ari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Flores, Maximiliano Gabriel Fernand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Gaggiotti, Daian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allardo, Luca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una, Pablo Valent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hio, Valentin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omez, Lorenz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nzalez, Mirko Emilian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onzalez, Rafael Marcel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Guastavino, Braian Gabri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Herrera, Camil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Huaman Martinez, Abel Gerard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Huttiger, Gonzal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Iseas, Federic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rysiuk, Ivan 18623/0</text:p>
          </table:table-cell>
          <table:table-cell office:value-type="string" calcext:value-type="string">
            <text:p>TucciInsuficiente</text:p>
          </table:table-cell>
        </table:table-row>
        <table:table-row table:style-name="ro1">
          <table:table-cell office:value-type="string" calcext:value-type="string">
            <text:p>Lopez Rezza, Lautar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Martinez Barouille, Lucas Andrés 15221/2</text:p>
          </table:table-cell>
          <table:table-cell office:value-type="string" calcext:value-type="string">
            <text:p>TucciInsuficiente</text:p>
          </table:table-cell>
        </table:table-row>
        <table:table-row table:style-name="ro1">
          <table:table-cell office:value-type="string" calcext:value-type="string">
            <text:p>Miloni Garcia, Leo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iranda, Lautaro David 21195/7</text:p>
          </table:table-cell>
          <table:table-cell office:value-type="string" calcext:value-type="string">
            <text:p>TucciDesaprobado</text:p>
          </table:table-cell>
        </table:table-row>
        <table:table-row table:style-name="ro1">
          <table:table-cell office:value-type="string" calcext:value-type="string">
            <text:p>Monetti, Felipe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ORA ACOSTA, EMERSON DAVID 24342/2</text:p>
          </table:table-cell>
          <table:table-cell office:value-type="string" calcext:value-type="string">
            <text:p>TucciInsuficiente</text:p>
          </table:table-cell>
        </table:table-row>
        <table:table-row table:style-name="ro1">
          <table:table-cell office:value-type="string" calcext:value-type="string">
            <text:p>Morales, Nazaren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Negri Gervino, Mateo 22049/0</text:p>
          </table:table-cell>
          <table:table-cell office:value-type="string" calcext:value-type="string">
            <text:p>TucciDesaprobado</text:p>
          </table:table-cell>
        </table:table-row>
        <table:table-row table:style-name="ro1">
          <table:table-cell office:value-type="string" calcext:value-type="string">
            <text:p>Obregon Baez, Sais André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Oño Ocampo, Ezequiel Felipe 16705/3</text:p>
          </table:table-cell>
          <table:table-cell office:value-type="string" calcext:value-type="string">
            <text:p>TucciInsuficiente</text:p>
          </table:table-cell>
        </table:table-row>
        <table:table-row table:style-name="ro1">
          <table:table-cell office:value-type="string" calcext:value-type="string">
            <text:p>Orieta, Sebastian Nicola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gano, Alvar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Pennacchioni, Valentin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eyra Mendieta, Agustín Lucian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issaco, Juan Cruz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iva, Lisandro Daniel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Quintana, Martí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amos Navarro, Joaquin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Rios, Pablo Ezequiel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Riquelme, Romin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obinet, Pedro August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odriguez, Federico Javier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odríguez, Román Jesús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Rojas, Marianela Dámari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ueda, Juan Bautist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uiz Ferreyra, Santiag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Ruiz, Maximiliano Nahu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antiago, Joaquin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Santucho, Joel Ignaci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EMINARIO CONTE, FERNANDO DAVID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erino, Manue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lva, Julia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arez Zamponi, Tobias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Suarez, Valentin Adria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Tettamanti, Jua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ranquillini, Nahuel Ezequie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accarini, Luci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Veloso, Martin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Vera, Luis Manue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idal Gomez, Jeremí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Villarreal, Facund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Zarbo, Lautaro Valentin</text:p>
          </table:table-cell>
          <table:table-cell office:value-type="string" calcext:value-type="string">
            <text:p>Insuficien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6T18:33:46.339909099</dc:date>
    <meta:editing-duration>PT39M59S</meta:editing-duration>
    <meta:editing-cycles>1</meta:editing-cycles>
    <meta:generator>LibreOffice/7.4.7.2$Linux_X86_64 LibreOffice_project/40$Build-2</meta:generator>
    <meta:document-statistic meta:table-count="1" meta:cell-count="1374" meta:object-count="0"/>
  </office:meta>
</office:document-meta>
</file>